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98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6571in"/>
    </style:style>
    <style:style style:name="co5" style:family="table-column">
      <style:table-column-properties fo:break-before="auto" style:column-width="0.56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tanSRM Thrust" table:style-name="ta1">
        <table:shapes>
          <draw:frame draw:z-index="0" draw:style-name="gr1" draw:text-style-name="P1" svg:width="15.2559in" svg:height="8.0524in" svg:x="6.0035in" svg:y="0.0941in">
            <draw:object draw:notify-on-update-of-ranges="'TitanSRM Thrust'.F1:'TitanSRM Thrust'.F1 'TitanSRM Thrust'.F2:'TitanSRM Thrust'.F112 'TitanSRM Thrust'.E2:'TitanSRM Thrust'.E1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hrust l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hamber pressure PSI</text:p>
          </table:table-cell>
          <table:table-cell office:value-type="string" calcext:value-type="string">
            <text:p>Tcorr</text:p>
          </table:table-cell>
          <table:table-cell office:value-type="string" calcext:value-type="string">
            <text:p>Fcorr lb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0.00035" calcext:value-type="float">
            <text:p>-0.00035</text:p>
          </table:table-cell>
          <table:table-cell office:value-type="float" office:value="21.35" calcext:value-type="float">
            <text:p>21.35</text:p>
          </table:table-cell>
          <table:table-cell table:formula="of:=[.C2]-[.$C$2]" office:value-type="float" office:value="0" calcext:value-type="float">
            <text:p>0</text:p>
          </table:table-cell>
          <table:table-cell table:formula="of:=([.D2]-[.$D$2])*[.$G$2]" office:value-type="float" office:value="0" calcext:value-type="float">
            <text:p>0</text:p>
          </table:table-cell>
          <table:table-cell office:value-type="float" office:value="1620" calcext:value-type="float">
            <text:p>1620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187020" calcext:value-type="float">
            <text:p>1187020</text:p>
          </table:table-cell>
          <table:table-cell office:value-type="float" office:value="0.01795" calcext:value-type="float">
            <text:p>0.01795</text:p>
          </table:table-cell>
          <table:table-cell office:value-type="float" office:value="21.59" calcext:value-type="float">
            <text:p>21.59</text:p>
          </table:table-cell>
          <table:table-cell table:formula="of:=[.C3]-[.$C$2]" office:value-type="float" office:value="0.0183" calcext:value-type="float">
            <text:p>0.0183</text:p>
          </table:table-cell>
          <table:table-cell table:formula="of:=([.D3]-[.$D$2])*[.$G$2]" office:value-type="float" office:value="388.799999999997" calcext:value-type="float">
            <text:p>388.799999999997</text:p>
          </table:table-cell>
          <table:table-cell/>
        </table:table-row>
        <table:table-row table:style-name="ro1">
          <table:table-cell office:value-type="float" office:value="0.5792" calcext:value-type="float">
            <text:p>0.5792</text:p>
          </table:table-cell>
          <table:table-cell office:value-type="float" office:value="1144240" calcext:value-type="float">
            <text:p>1144240</text:p>
          </table:table-cell>
          <table:table-cell office:value-type="float" office:value="0.04001" calcext:value-type="float">
            <text:p>0.04001</text:p>
          </table:table-cell>
          <table:table-cell office:value-type="float" office:value="32.74" calcext:value-type="float">
            <text:p>32.74</text:p>
          </table:table-cell>
          <table:table-cell table:formula="of:=[.C4]-[.$C$2]" office:value-type="float" office:value="0.04036" calcext:value-type="float">
            <text:p>0.04036</text:p>
          </table:table-cell>
          <table:table-cell table:formula="of:=([.D4]-[.$D$2])*[.$G$2]" office:value-type="float" office:value="18451.8" calcext:value-type="float">
            <text:p>18451.8</text:p>
          </table:table-cell>
          <table:table-cell/>
        </table:table-row>
        <table:table-row table:style-name="ro1">
          <table:table-cell office:value-type="float" office:value="0.8653" calcext:value-type="float">
            <text:p>0.8653</text:p>
          </table:table-cell>
          <table:table-cell office:value-type="float" office:value="1161020" calcext:value-type="float">
            <text:p>1161020</text:p>
          </table:table-cell>
          <table:table-cell office:value-type="float" office:value="0.06287" calcext:value-type="float">
            <text:p>0.06287</text:p>
          </table:table-cell>
          <table:table-cell office:value-type="float" office:value="54.77" calcext:value-type="float">
            <text:p>54.77</text:p>
          </table:table-cell>
          <table:table-cell table:formula="of:=[.C5]-[.$C$2]" office:value-type="float" office:value="0.06322" calcext:value-type="float">
            <text:p>0.06322</text:p>
          </table:table-cell>
          <table:table-cell table:formula="of:=([.D5]-[.$D$2])*[.$G$2]" office:value-type="float" office:value="54140.4" calcext:value-type="float">
            <text:p>54140.4</text:p>
          </table:table-cell>
          <table:table-cell/>
        </table:table-row>
        <table:table-row table:style-name="ro1">
          <table:table-cell office:value-type="float" office:value="2.2081" calcext:value-type="float">
            <text:p>2.2081</text:p>
          </table:table-cell>
          <table:table-cell office:value-type="float" office:value="1140690" calcext:value-type="float">
            <text:p>1140690</text:p>
          </table:table-cell>
          <table:table-cell office:value-type="float" office:value="0.08493" calcext:value-type="float">
            <text:p>0.08493</text:p>
          </table:table-cell>
          <table:table-cell office:value-type="float" office:value="75.25" calcext:value-type="float">
            <text:p>75.25</text:p>
          </table:table-cell>
          <table:table-cell table:formula="of:=[.C6]-[.$C$2]" office:value-type="float" office:value="0.08528" calcext:value-type="float">
            <text:p>0.08528</text:p>
          </table:table-cell>
          <table:table-cell table:formula="of:=([.D6]-[.$D$2])*[.$G$2]" office:value-type="float" office:value="87318" calcext:value-type="float">
            <text:p>87318</text:p>
          </table:table-cell>
          <table:table-cell/>
        </table:table-row>
        <table:table-row table:style-name="ro1">
          <table:table-cell office:value-type="float" office:value="4.2181" calcext:value-type="float">
            <text:p>4.2181</text:p>
          </table:table-cell>
          <table:table-cell office:value-type="float" office:value="1163210" calcext:value-type="float">
            <text:p>1163210</text:p>
          </table:table-cell>
          <table:table-cell office:value-type="float" office:value="0.1067" calcext:value-type="float">
            <text:p>0.1067</text:p>
          </table:table-cell>
          <table:table-cell office:value-type="float" office:value="123.68" calcext:value-type="float">
            <text:p>123.68</text:p>
          </table:table-cell>
          <table:table-cell table:formula="of:=[.C7]-[.$C$2]" office:value-type="float" office:value="0.10705" calcext:value-type="float">
            <text:p>0.10705</text:p>
          </table:table-cell>
          <table:table-cell table:formula="of:=([.D7]-[.$D$2])*[.$G$2]" office:value-type="float" office:value="165774.6" calcext:value-type="float">
            <text:p>165774.6</text:p>
          </table:table-cell>
          <table:table-cell/>
        </table:table-row>
        <table:table-row table:style-name="ro1">
          <table:table-cell office:value-type="float" office:value="6.4203" calcext:value-type="float">
            <text:p>6.4203</text:p>
          </table:table-cell>
          <table:table-cell office:value-type="float" office:value="1178320" calcext:value-type="float">
            <text:p>1178320</text:p>
          </table:table-cell>
          <table:table-cell office:value-type="float" office:value="0.12925" calcext:value-type="float">
            <text:p>0.12925</text:p>
          </table:table-cell>
          <table:table-cell office:value-type="float" office:value="192.31" calcext:value-type="float">
            <text:p>192.31</text:p>
          </table:table-cell>
          <table:table-cell table:formula="of:=[.C8]-[.$C$2]" office:value-type="float" office:value="0.1296" calcext:value-type="float">
            <text:p>0.1296</text:p>
          </table:table-cell>
          <table:table-cell table:formula="of:=([.D8]-[.$D$2])*[.$G$2]" office:value-type="float" office:value="276955.2" calcext:value-type="float">
            <text:p>276955.2</text:p>
          </table:table-cell>
          <table:table-cell/>
        </table:table-row>
        <table:table-row table:style-name="ro1">
          <table:table-cell office:value-type="float" office:value="8.7184" calcext:value-type="float">
            <text:p>8.7184</text:p>
          </table:table-cell>
          <table:table-cell office:value-type="float" office:value="1191570" calcext:value-type="float">
            <text:p>1191570</text:p>
          </table:table-cell>
          <table:table-cell office:value-type="float" office:value="0.15099" calcext:value-type="float">
            <text:p>0.15099</text:p>
          </table:table-cell>
          <table:table-cell office:value-type="float" office:value="276.47" calcext:value-type="float">
            <text:p>276.47</text:p>
          </table:table-cell>
          <table:table-cell table:formula="of:=[.C9]-[.$C$2]" office:value-type="float" office:value="0.15134" calcext:value-type="float">
            <text:p>0.15134</text:p>
          </table:table-cell>
          <table:table-cell table:formula="of:=([.D9]-[.$D$2])*[.$G$2]" office:value-type="float" office:value="413294.4" calcext:value-type="float">
            <text:p>413294.4</text:p>
          </table:table-cell>
          <table:table-cell/>
        </table:table-row>
        <table:table-row table:style-name="ro1">
          <table:table-cell office:value-type="float" office:value="11.017" calcext:value-type="float">
            <text:p>11.017</text:p>
          </table:table-cell>
          <table:table-cell office:value-type="float" office:value="1199240" calcext:value-type="float">
            <text:p>1199240</text:p>
          </table:table-cell>
          <table:table-cell office:value-type="float" office:value="0.17353" calcext:value-type="float">
            <text:p>0.17353</text:p>
          </table:table-cell>
          <table:table-cell office:value-type="float" office:value="380.83" calcext:value-type="float">
            <text:p>380.83</text:p>
          </table:table-cell>
          <table:table-cell table:formula="of:=[.C10]-[.$C$2]" office:value-type="float" office:value="0.17388" calcext:value-type="float">
            <text:p>0.17388</text:p>
          </table:table-cell>
          <table:table-cell table:formula="of:=([.D10]-[.$D$2])*[.$G$2]" office:value-type="float" office:value="582357.6" calcext:value-type="float">
            <text:p>582357.6</text:p>
          </table:table-cell>
          <table:table-cell/>
        </table:table-row>
        <table:table-row table:style-name="ro1">
          <table:table-cell office:value-type="float" office:value="13.4118" calcext:value-type="float">
            <text:p>13.4118</text:p>
          </table:table-cell>
          <table:table-cell office:value-type="float" office:value="1201340" calcext:value-type="float">
            <text:p>1201340</text:p>
          </table:table-cell>
          <table:table-cell office:value-type="float" office:value="0.19634" calcext:value-type="float">
            <text:p>0.19634</text:p>
          </table:table-cell>
          <table:table-cell office:value-type="float" office:value="469.66" calcext:value-type="float">
            <text:p>469.66</text:p>
          </table:table-cell>
          <table:table-cell table:formula="of:=[.C11]-[.$C$2]" office:value-type="float" office:value="0.19669" calcext:value-type="float">
            <text:p>0.19669</text:p>
          </table:table-cell>
          <table:table-cell table:formula="of:=([.D11]-[.$D$2])*[.$G$2]" office:value-type="float" office:value="726262.2" calcext:value-type="float">
            <text:p>726262.2</text:p>
          </table:table-cell>
          <table:table-cell/>
        </table:table-row>
        <table:table-row table:style-name="ro1">
          <table:table-cell office:value-type="float" office:value="15.7113" calcext:value-type="float">
            <text:p>15.7113</text:p>
          </table:table-cell>
          <table:table-cell office:value-type="float" office:value="1197850" calcext:value-type="float">
            <text:p>1197850</text:p>
          </table:table-cell>
          <table:table-cell office:value-type="float" office:value="0.21889" calcext:value-type="float">
            <text:p>0.21889</text:p>
          </table:table-cell>
          <table:table-cell office:value-type="float" office:value="544.51" calcext:value-type="float">
            <text:p>544.51</text:p>
          </table:table-cell>
          <table:table-cell table:formula="of:=[.C12]-[.$C$2]" office:value-type="float" office:value="0.21924" calcext:value-type="float">
            <text:p>0.21924</text:p>
          </table:table-cell>
          <table:table-cell table:formula="of:=([.D12]-[.$D$2])*[.$G$2]" office:value-type="float" office:value="847519.2" calcext:value-type="float">
            <text:p>847519.2</text:p>
          </table:table-cell>
          <table:table-cell/>
        </table:table-row>
        <table:table-row table:style-name="ro1">
          <table:table-cell office:value-type="float" office:value="18.1067" calcext:value-type="float">
            <text:p>18.1067</text:p>
          </table:table-cell>
          <table:table-cell office:value-type="float" office:value="1192510" calcext:value-type="float">
            <text:p>1192510</text:p>
          </table:table-cell>
          <table:table-cell office:value-type="float" office:value="0.24146" calcext:value-type="float">
            <text:p>0.24146</text:p>
          </table:table-cell>
          <table:table-cell office:value-type="float" office:value="602.27" calcext:value-type="float">
            <text:p>602.27</text:p>
          </table:table-cell>
          <table:table-cell table:formula="of:=[.C13]-[.$C$2]" office:value-type="float" office:value="0.24181" calcext:value-type="float">
            <text:p>0.24181</text:p>
          </table:table-cell>
          <table:table-cell table:formula="of:=([.D13]-[.$D$2])*[.$G$2]" office:value-type="float" office:value="941090.4" calcext:value-type="float">
            <text:p>941090.4</text:p>
          </table:table-cell>
          <table:table-cell/>
        </table:table-row>
        <table:table-row table:style-name="ro1">
          <table:table-cell office:value-type="float" office:value="20.3108" calcext:value-type="float">
            <text:p>20.3108</text:p>
          </table:table-cell>
          <table:table-cell office:value-type="float" office:value="1183430" calcext:value-type="float">
            <text:p>1183430</text:p>
          </table:table-cell>
          <table:table-cell office:value-type="float" office:value="0.2635" calcext:value-type="float">
            <text:p>0.2635</text:p>
          </table:table-cell>
          <table:table-cell office:value-type="float" office:value="644.49" calcext:value-type="float">
            <text:p>644.49</text:p>
          </table:table-cell>
          <table:table-cell table:formula="of:=[.C14]-[.$C$2]" office:value-type="float" office:value="0.26385" calcext:value-type="float">
            <text:p>0.26385</text:p>
          </table:table-cell>
          <table:table-cell table:formula="of:=([.D14]-[.$D$2])*[.$G$2]" office:value-type="float" office:value="1009486.8" calcext:value-type="float">
            <text:p>1009486.8</text:p>
          </table:table-cell>
          <table:table-cell/>
        </table:table-row>
        <table:table-row table:style-name="ro1">
          <table:table-cell office:value-type="float" office:value="22.6109" calcext:value-type="float">
            <text:p>22.6109</text:p>
          </table:table-cell>
          <table:table-cell office:value-type="float" office:value="1172500" calcext:value-type="float">
            <text:p>1172500</text:p>
          </table:table-cell>
          <table:table-cell office:value-type="float" office:value="0.28608" calcext:value-type="float">
            <text:p>0.28608</text:p>
          </table:table-cell>
          <table:table-cell office:value-type="float" office:value="680.5" calcext:value-type="float">
            <text:p>680.5</text:p>
          </table:table-cell>
          <table:table-cell table:formula="of:=[.C15]-[.$C$2]" office:value-type="float" office:value="0.28643" calcext:value-type="float">
            <text:p>0.28643</text:p>
          </table:table-cell>
          <table:table-cell table:formula="of:=([.D15]-[.$D$2])*[.$G$2]" office:value-type="float" office:value="1067823" calcext:value-type="float">
            <text:p>1067823</text:p>
          </table:table-cell>
          <table:table-cell/>
        </table:table-row>
        <table:table-row table:style-name="ro1">
          <table:table-cell office:value-type="float" office:value="24.9111" calcext:value-type="float">
            <text:p>24.9111</text:p>
          </table:table-cell>
          <table:table-cell office:value-type="float" office:value="1159700" calcext:value-type="float">
            <text:p>1159700</text:p>
          </table:table-cell>
          <table:table-cell office:value-type="float" office:value="0.30867" calcext:value-type="float">
            <text:p>0.30867</text:p>
          </table:table-cell>
          <table:table-cell office:value-type="float" office:value="705.64" calcext:value-type="float">
            <text:p>705.64</text:p>
          </table:table-cell>
          <table:table-cell table:formula="of:=[.C16]-[.$C$2]" office:value-type="float" office:value="0.30902" calcext:value-type="float">
            <text:p>0.30902</text:p>
          </table:table-cell>
          <table:table-cell table:formula="of:=([.D16]-[.$D$2])*[.$G$2]" office:value-type="float" office:value="1108549.8" calcext:value-type="float">
            <text:p>1108549.8</text:p>
          </table:table-cell>
          <table:table-cell/>
        </table:table-row>
        <table:table-row table:style-name="ro1">
          <table:table-cell office:value-type="float" office:value="27.1158" calcext:value-type="float">
            <text:p>27.1158</text:p>
          </table:table-cell>
          <table:table-cell office:value-type="float" office:value="1143180" calcext:value-type="float">
            <text:p>1143180</text:p>
          </table:table-cell>
          <table:table-cell office:value-type="float" office:value="0.33046" calcext:value-type="float">
            <text:p>0.33046</text:p>
          </table:table-cell>
          <table:table-cell office:value-type="float" office:value="723.01" calcext:value-type="float">
            <text:p>723.01</text:p>
          </table:table-cell>
          <table:table-cell table:formula="of:=[.C17]-[.$C$2]" office:value-type="float" office:value="0.33081" calcext:value-type="float">
            <text:p>0.33081</text:p>
          </table:table-cell>
          <table:table-cell table:formula="of:=([.D17]-[.$D$2])*[.$G$2]" office:value-type="float" office:value="1136689.2" calcext:value-type="float">
            <text:p>1136689.2</text:p>
          </table:table-cell>
          <table:table-cell/>
        </table:table-row>
        <table:table-row table:style-name="ro1">
          <table:table-cell office:value-type="float" office:value="29.225" calcext:value-type="float">
            <text:p>29.225</text:p>
          </table:table-cell>
          <table:table-cell office:value-type="float" office:value="1122930" calcext:value-type="float">
            <text:p>1122930</text:p>
          </table:table-cell>
          <table:table-cell office:value-type="float" office:value="0.35306" calcext:value-type="float">
            <text:p>0.35306</text:p>
          </table:table-cell>
          <table:table-cell office:value-type="float" office:value="734.16" calcext:value-type="float">
            <text:p>734.16</text:p>
          </table:table-cell>
          <table:table-cell table:formula="of:=[.C18]-[.$C$2]" office:value-type="float" office:value="0.35341" calcext:value-type="float">
            <text:p>0.35341</text:p>
          </table:table-cell>
          <table:table-cell table:formula="of:=([.D18]-[.$D$2])*[.$G$2]" office:value-type="float" office:value="1154752.2" calcext:value-type="float">
            <text:p>1154752.2</text:p>
          </table:table-cell>
          <table:table-cell/>
        </table:table-row>
        <table:table-row table:style-name="ro1">
          <table:table-cell office:value-type="float" office:value="31.43" calcext:value-type="float">
            <text:p>31.43</text:p>
          </table:table-cell>
          <table:table-cell office:value-type="float" office:value="1102680" calcext:value-type="float">
            <text:p>1102680</text:p>
          </table:table-cell>
          <table:table-cell office:value-type="float" office:value="0.3754" calcext:value-type="float">
            <text:p>0.3754</text:p>
          </table:table-cell>
          <table:table-cell office:value-type="float" office:value="740.66" calcext:value-type="float">
            <text:p>740.66</text:p>
          </table:table-cell>
          <table:table-cell table:formula="of:=[.C19]-[.$C$2]" office:value-type="float" office:value="0.37575" calcext:value-type="float">
            <text:p>0.37575</text:p>
          </table:table-cell>
          <table:table-cell table:formula="of:=([.D19]-[.$D$2])*[.$G$2]" office:value-type="float" office:value="1165282.2" calcext:value-type="float">
            <text:p>1165282.2</text:p>
          </table:table-cell>
          <table:table-cell/>
        </table:table-row>
        <table:table-row table:style-name="ro1">
          <table:table-cell office:value-type="float" office:value="33.4436" calcext:value-type="float">
            <text:p>33.4436</text:p>
          </table:table-cell>
          <table:table-cell office:value-type="float" office:value="1080560" calcext:value-type="float">
            <text:p>1080560</text:p>
          </table:table-cell>
          <table:table-cell office:value-type="float" office:value="0.398" calcext:value-type="float">
            <text:p>0.398</text:p>
          </table:table-cell>
          <table:table-cell office:value-type="float" office:value="751.82" calcext:value-type="float">
            <text:p>751.82</text:p>
          </table:table-cell>
          <table:table-cell table:formula="of:=[.C20]-[.$C$2]" office:value-type="float" office:value="0.39835" calcext:value-type="float">
            <text:p>0.39835</text:p>
          </table:table-cell>
          <table:table-cell table:formula="of:=([.D20]-[.$D$2])*[.$G$2]" office:value-type="float" office:value="1183361.4" calcext:value-type="float">
            <text:p>1183361.4</text:p>
          </table:table-cell>
          <table:table-cell/>
        </table:table-row>
        <table:table-row table:style-name="ro1">
          <table:table-cell office:value-type="float" office:value="35.6484" calcext:value-type="float">
            <text:p>35.6484</text:p>
          </table:table-cell>
          <table:table-cell office:value-type="float" office:value="1062180" calcext:value-type="float">
            <text:p>1062180</text:p>
          </table:table-cell>
          <table:table-cell office:value-type="float" office:value="0.42034" calcext:value-type="float">
            <text:p>0.42034</text:p>
          </table:table-cell>
          <table:table-cell office:value-type="float" office:value="753.65" calcext:value-type="float">
            <text:p>753.65</text:p>
          </table:table-cell>
          <table:table-cell table:formula="of:=[.C21]-[.$C$2]" office:value-type="float" office:value="0.42069" calcext:value-type="float">
            <text:p>0.42069</text:p>
          </table:table-cell>
          <table:table-cell table:formula="of:=([.D21]-[.$D$2])*[.$G$2]" office:value-type="float" office:value="1186326" calcext:value-type="float">
            <text:p>1186326</text:p>
          </table:table-cell>
          <table:table-cell/>
        </table:table-row>
        <table:table-row table:style-name="ro1">
          <table:table-cell office:value-type="float" office:value="37.7575" calcext:value-type="float">
            <text:p>37.7575</text:p>
          </table:table-cell>
          <table:table-cell office:value-type="float" office:value="1043780" calcext:value-type="float">
            <text:p>1043780</text:p>
          </table:table-cell>
          <table:table-cell office:value-type="float" office:value="0.44301" calcext:value-type="float">
            <text:p>0.44301</text:p>
          </table:table-cell>
          <table:table-cell office:value-type="float" office:value="753.16" calcext:value-type="float">
            <text:p>753.16</text:p>
          </table:table-cell>
          <table:table-cell table:formula="of:=[.C22]-[.$C$2]" office:value-type="float" office:value="0.44336" calcext:value-type="float">
            <text:p>0.44336</text:p>
          </table:table-cell>
          <table:table-cell table:formula="of:=([.D22]-[.$D$2])*[.$G$2]" office:value-type="float" office:value="1185532.2" calcext:value-type="float">
            <text:p>1185532.2</text:p>
          </table:table-cell>
          <table:table-cell/>
        </table:table-row>
        <table:table-row table:style-name="ro1">
          <table:table-cell office:value-type="float" office:value="39.9622" calcext:value-type="float">
            <text:p>39.9622</text:p>
          </table:table-cell>
          <table:table-cell office:value-type="float" office:value="1027260" calcext:value-type="float">
            <text:p>1027260</text:p>
          </table:table-cell>
          <table:table-cell office:value-type="float" office:value="0.46542" calcext:value-type="float">
            <text:p>0.46542</text:p>
          </table:table-cell>
          <table:table-cell office:value-type="float" office:value="754.22" calcext:value-type="float">
            <text:p>754.22</text:p>
          </table:table-cell>
          <table:table-cell table:formula="of:=[.C23]-[.$C$2]" office:value-type="float" office:value="0.46577" calcext:value-type="float">
            <text:p>0.46577</text:p>
          </table:table-cell>
          <table:table-cell table:formula="of:=([.D23]-[.$D$2])*[.$G$2]" office:value-type="float" office:value="1187249.4" calcext:value-type="float">
            <text:p>1187249.4</text:p>
          </table:table-cell>
          <table:table-cell/>
        </table:table-row>
        <table:table-row table:style-name="ro1">
          <table:table-cell office:value-type="float" office:value="42.0711" calcext:value-type="float">
            <text:p>42.0711</text:p>
          </table:table-cell>
          <table:table-cell office:value-type="float" office:value="1010730" calcext:value-type="float">
            <text:p>1010730</text:p>
          </table:table-cell>
          <table:table-cell office:value-type="float" office:value="0.48783" calcext:value-type="float">
            <text:p>0.48783</text:p>
          </table:table-cell>
          <table:table-cell office:value-type="float" office:value="754.51" calcext:value-type="float">
            <text:p>754.51</text:p>
          </table:table-cell>
          <table:table-cell table:formula="of:=[.C24]-[.$C$2]" office:value-type="float" office:value="0.48818" calcext:value-type="float">
            <text:p>0.48818</text:p>
          </table:table-cell>
          <table:table-cell table:formula="of:=([.D24]-[.$D$2])*[.$G$2]" office:value-type="float" office:value="1187719.2" calcext:value-type="float">
            <text:p>1187719.2</text:p>
          </table:table-cell>
          <table:table-cell/>
        </table:table-row>
        <table:table-row table:style-name="ro1">
          <table:table-cell office:value-type="float" office:value="44.2758" calcext:value-type="float">
            <text:p>44.2758</text:p>
          </table:table-cell>
          <table:table-cell office:value-type="float" office:value="994200" calcext:value-type="float">
            <text:p>994200</text:p>
          </table:table-cell>
          <table:table-cell office:value-type="float" office:value="0.51017" calcext:value-type="float">
            <text:p>0.51017</text:p>
          </table:table-cell>
          <table:table-cell office:value-type="float" office:value="752.07" calcext:value-type="float">
            <text:p>752.07</text:p>
          </table:table-cell>
          <table:table-cell table:formula="of:=[.C25]-[.$C$2]" office:value-type="float" office:value="0.51052" calcext:value-type="float">
            <text:p>0.51052</text:p>
          </table:table-cell>
          <table:table-cell table:formula="of:=([.D25]-[.$D$2])*[.$G$2]" office:value-type="float" office:value="1183766.4" calcext:value-type="float">
            <text:p>1183766.4</text:p>
          </table:table-cell>
          <table:table-cell/>
        </table:table-row>
        <table:table-row table:style-name="ro1">
          <table:table-cell office:value-type="float" office:value="46.5759" calcext:value-type="float">
            <text:p>46.5759</text:p>
          </table:table-cell>
          <table:table-cell office:value-type="float" office:value="983270" calcext:value-type="float">
            <text:p>983270</text:p>
          </table:table-cell>
          <table:table-cell office:value-type="float" office:value="0.53237" calcext:value-type="float">
            <text:p>0.53237</text:p>
          </table:table-cell>
          <table:table-cell office:value-type="float" office:value="750.41" calcext:value-type="float">
            <text:p>750.41</text:p>
          </table:table-cell>
          <table:table-cell table:formula="of:=[.C26]-[.$C$2]" office:value-type="float" office:value="0.53272" calcext:value-type="float">
            <text:p>0.53272</text:p>
          </table:table-cell>
          <table:table-cell table:formula="of:=([.D26]-[.$D$2])*[.$G$2]" office:value-type="float" office:value="1181077.2" calcext:value-type="float">
            <text:p>1181077.2</text:p>
          </table:table-cell>
          <table:table-cell/>
        </table:table-row>
        <table:table-row table:style-name="ro1">
          <table:table-cell office:value-type="float" office:value="48.7804" calcext:value-type="float">
            <text:p>48.7804</text:p>
          </table:table-cell>
          <table:table-cell office:value-type="float" office:value="968610" calcext:value-type="float">
            <text:p>968610</text:p>
          </table:table-cell>
          <table:table-cell office:value-type="float" office:value="0.55485" calcext:value-type="float">
            <text:p>0.55485</text:p>
          </table:table-cell>
          <table:table-cell office:value-type="float" office:value="748.36" calcext:value-type="float">
            <text:p>748.36</text:p>
          </table:table-cell>
          <table:table-cell table:formula="of:=[.C27]-[.$C$2]" office:value-type="float" office:value="0.5552" calcext:value-type="float">
            <text:p>0.5552</text:p>
          </table:table-cell>
          <table:table-cell table:formula="of:=([.D27]-[.$D$2])*[.$G$2]" office:value-type="float" office:value="1177756.2" calcext:value-type="float">
            <text:p>1177756.2</text:p>
          </table:table-cell>
          <table:table-cell/>
        </table:table-row>
        <table:table-row table:style-name="ro1">
          <table:table-cell office:value-type="float" office:value="51.0805" calcext:value-type="float">
            <text:p>51.0805</text:p>
          </table:table-cell>
          <table:table-cell office:value-type="float" office:value="957680" calcext:value-type="float">
            <text:p>957680</text:p>
          </table:table-cell>
          <table:table-cell office:value-type="float" office:value="0.57746" calcext:value-type="float">
            <text:p>0.57746</text:p>
          </table:table-cell>
          <table:table-cell office:value-type="float" office:value="750.2" calcext:value-type="float">
            <text:p>750.2</text:p>
          </table:table-cell>
          <table:table-cell table:formula="of:=[.C28]-[.$C$2]" office:value-type="float" office:value="0.57781" calcext:value-type="float">
            <text:p>0.57781</text:p>
          </table:table-cell>
          <table:table-cell table:formula="of:=([.D28]-[.$D$2])*[.$G$2]" office:value-type="float" office:value="1180737" calcext:value-type="float">
            <text:p>1180737</text:p>
          </table:table-cell>
          <table:table-cell/>
        </table:table-row>
        <table:table-row table:style-name="ro1">
          <table:table-cell office:value-type="float" office:value="53.3806" calcext:value-type="float">
            <text:p>53.3806</text:p>
          </table:table-cell>
          <table:table-cell office:value-type="float" office:value="946740" calcext:value-type="float">
            <text:p>946740</text:p>
          </table:table-cell>
          <table:table-cell office:value-type="float" office:value="0.59946" calcext:value-type="float">
            <text:p>0.59946</text:p>
          </table:table-cell>
          <table:table-cell office:value-type="float" office:value="746.6" calcext:value-type="float">
            <text:p>746.6</text:p>
          </table:table-cell>
          <table:table-cell table:formula="of:=[.C29]-[.$C$2]" office:value-type="float" office:value="0.59981" calcext:value-type="float">
            <text:p>0.59981</text:p>
          </table:table-cell>
          <table:table-cell table:formula="of:=([.D29]-[.$D$2])*[.$G$2]" office:value-type="float" office:value="1174905" calcext:value-type="float">
            <text:p>1174905</text:p>
          </table:table-cell>
          <table:table-cell/>
        </table:table-row>
        <table:table-row table:style-name="ro1">
          <table:table-cell office:value-type="float" office:value="55.5848" calcext:value-type="float">
            <text:p>55.5848</text:p>
          </table:table-cell>
          <table:table-cell office:value-type="float" office:value="935800" calcext:value-type="float">
            <text:p>935800</text:p>
          </table:table-cell>
          <table:table-cell office:value-type="float" office:value="0.6216" calcext:value-type="float">
            <text:p>0.6216</text:p>
          </table:table-cell>
          <table:table-cell office:value-type="float" office:value="747.65" calcext:value-type="float">
            <text:p>747.65</text:p>
          </table:table-cell>
          <table:table-cell table:formula="of:=[.C30]-[.$C$2]" office:value-type="float" office:value="0.62195" calcext:value-type="float">
            <text:p>0.62195</text:p>
          </table:table-cell>
          <table:table-cell table:formula="of:=([.D30]-[.$D$2])*[.$G$2]" office:value-type="float" office:value="1176606" calcext:value-type="float">
            <text:p>1176606</text:p>
          </table:table-cell>
          <table:table-cell/>
        </table:table-row>
        <table:table-row table:style-name="ro1">
          <table:table-cell office:value-type="float" office:value="57.8846" calcext:value-type="float">
            <text:p>57.8846</text:p>
          </table:table-cell>
          <table:table-cell office:value-type="float" office:value="928590" calcext:value-type="float">
            <text:p>928590</text:p>
          </table:table-cell>
          <table:table-cell office:value-type="float" office:value="0.64414" calcext:value-type="float">
            <text:p>0.64414</text:p>
          </table:table-cell>
          <table:table-cell office:value-type="float" office:value="745.99" calcext:value-type="float">
            <text:p>745.99</text:p>
          </table:table-cell>
          <table:table-cell table:formula="of:=[.C31]-[.$C$2]" office:value-type="float" office:value="0.64449" calcext:value-type="float">
            <text:p>0.64449</text:p>
          </table:table-cell>
          <table:table-cell table:formula="of:=([.D31]-[.$D$2])*[.$G$2]" office:value-type="float" office:value="1173916.8" calcext:value-type="float">
            <text:p>1173916.8</text:p>
          </table:table-cell>
          <table:table-cell/>
        </table:table-row>
        <table:table-row table:style-name="ro1">
          <table:table-cell office:value-type="float" office:value="60.1845" calcext:value-type="float">
            <text:p>60.1845</text:p>
          </table:table-cell>
          <table:table-cell office:value-type="float" office:value="919520" calcext:value-type="float">
            <text:p>919520</text:p>
          </table:table-cell>
          <table:table-cell office:value-type="float" office:value="0.66629" calcext:value-type="float">
            <text:p>0.66629</text:p>
          </table:table-cell>
          <table:table-cell office:value-type="float" office:value="741.22" calcext:value-type="float">
            <text:p>741.22</text:p>
          </table:table-cell>
          <table:table-cell table:formula="of:=[.C32]-[.$C$2]" office:value-type="float" office:value="0.66664" calcext:value-type="float">
            <text:p>0.66664</text:p>
          </table:table-cell>
          <table:table-cell table:formula="of:=([.D32]-[.$D$2])*[.$G$2]" office:value-type="float" office:value="1166189.4" calcext:value-type="float">
            <text:p>1166189.4</text:p>
          </table:table-cell>
          <table:table-cell/>
        </table:table-row>
        <table:table-row table:style-name="ro1">
          <table:table-cell office:value-type="float" office:value="62.4843" calcext:value-type="float">
            <text:p>62.4843</text:p>
          </table:table-cell>
          <table:table-cell office:value-type="float" office:value="912310" calcext:value-type="float">
            <text:p>912310</text:p>
          </table:table-cell>
          <table:table-cell office:value-type="float" office:value="0.68863" calcext:value-type="float">
            <text:p>0.68863</text:p>
          </table:table-cell>
          <table:table-cell office:value-type="float" office:value="741.12" calcext:value-type="float">
            <text:p>741.12</text:p>
          </table:table-cell>
          <table:table-cell table:formula="of:=[.C33]-[.$C$2]" office:value-type="float" office:value="0.68898" calcext:value-type="float">
            <text:p>0.68898</text:p>
          </table:table-cell>
          <table:table-cell table:formula="of:=([.D33]-[.$D$2])*[.$G$2]" office:value-type="float" office:value="1166027.4" calcext:value-type="float">
            <text:p>1166027.4</text:p>
          </table:table-cell>
          <table:table-cell/>
        </table:table-row>
        <table:table-row table:style-name="ro1">
          <table:table-cell office:value-type="float" office:value="64.8798" calcext:value-type="float">
            <text:p>64.8798</text:p>
          </table:table-cell>
          <table:table-cell office:value-type="float" office:value="905100" calcext:value-type="float">
            <text:p>905100</text:p>
          </table:table-cell>
          <table:table-cell office:value-type="float" office:value="0.7109" calcext:value-type="float">
            <text:p>0.7109</text:p>
          </table:table-cell>
          <table:table-cell office:value-type="float" office:value="740.23" calcext:value-type="float">
            <text:p>740.23</text:p>
          </table:table-cell>
          <table:table-cell table:formula="of:=[.C34]-[.$C$2]" office:value-type="float" office:value="0.71125" calcext:value-type="float">
            <text:p>0.71125</text:p>
          </table:table-cell>
          <table:table-cell table:formula="of:=([.D34]-[.$D$2])*[.$G$2]" office:value-type="float" office:value="1164585.6" calcext:value-type="float">
            <text:p>1164585.6</text:p>
          </table:table-cell>
          <table:table-cell/>
        </table:table-row>
        <table:table-row table:style-name="ro1">
          <table:table-cell office:value-type="float" office:value="67.1795" calcext:value-type="float">
            <text:p>67.1795</text:p>
          </table:table-cell>
          <table:table-cell office:value-type="float" office:value="899750" calcext:value-type="float">
            <text:p>899750</text:p>
          </table:table-cell>
          <table:table-cell office:value-type="float" office:value="0.73351" calcext:value-type="float">
            <text:p>0.73351</text:p>
          </table:table-cell>
          <table:table-cell office:value-type="float" office:value="739.35" calcext:value-type="float">
            <text:p>739.35</text:p>
          </table:table-cell>
          <table:table-cell table:formula="of:=[.C35]-[.$C$2]" office:value-type="float" office:value="0.73386" calcext:value-type="float">
            <text:p>0.73386</text:p>
          </table:table-cell>
          <table:table-cell table:formula="of:=([.D35]-[.$D$2])*[.$G$2]" office:value-type="float" office:value="1163160" calcext:value-type="float">
            <text:p>1163160</text:p>
          </table:table-cell>
          <table:table-cell/>
        </table:table-row>
        <table:table-row table:style-name="ro1">
          <table:table-cell office:value-type="float" office:value="69.4792" calcext:value-type="float">
            <text:p>69.4792</text:p>
          </table:table-cell>
          <table:table-cell office:value-type="float" office:value="892540" calcext:value-type="float">
            <text:p>892540</text:p>
          </table:table-cell>
          <table:table-cell office:value-type="float" office:value="0.75565" calcext:value-type="float">
            <text:p>0.75565</text:p>
          </table:table-cell>
          <table:table-cell office:value-type="float" office:value="736.53" calcext:value-type="float">
            <text:p>736.53</text:p>
          </table:table-cell>
          <table:table-cell table:formula="of:=[.C36]-[.$C$2]" office:value-type="float" office:value="0.756" calcext:value-type="float">
            <text:p>0.756</text:p>
          </table:table-cell>
          <table:table-cell table:formula="of:=([.D36]-[.$D$2])*[.$G$2]" office:value-type="float" office:value="1158591.6" calcext:value-type="float">
            <text:p>1158591.6</text:p>
          </table:table-cell>
          <table:table-cell/>
        </table:table-row>
        <table:table-row table:style-name="ro1">
          <table:table-cell office:value-type="float" office:value="71.7788" calcext:value-type="float">
            <text:p>71.7788</text:p>
          </table:table-cell>
          <table:table-cell office:value-type="float" office:value="887190" calcext:value-type="float">
            <text:p>887190</text:p>
          </table:table-cell>
          <table:table-cell office:value-type="float" office:value="0.77792" calcext:value-type="float">
            <text:p>0.77792</text:p>
          </table:table-cell>
          <table:table-cell office:value-type="float" office:value="738.75" calcext:value-type="float">
            <text:p>738.75</text:p>
          </table:table-cell>
          <table:table-cell table:formula="of:=[.C37]-[.$C$2]" office:value-type="float" office:value="0.77827" calcext:value-type="float">
            <text:p>0.77827</text:p>
          </table:table-cell>
          <table:table-cell table:formula="of:=([.D37]-[.$D$2])*[.$G$2]" office:value-type="float" office:value="1162188" calcext:value-type="float">
            <text:p>1162188</text:p>
          </table:table-cell>
          <table:table-cell/>
        </table:table-row>
        <table:table-row table:style-name="ro1">
          <table:table-cell office:value-type="float" office:value="74.0785" calcext:value-type="float">
            <text:p>74.0785</text:p>
          </table:table-cell>
          <table:table-cell office:value-type="float" office:value="881840" calcext:value-type="float">
            <text:p>881840</text:p>
          </table:table-cell>
          <table:table-cell office:value-type="float" office:value="0.80087" calcext:value-type="float">
            <text:p>0.80087</text:p>
          </table:table-cell>
          <table:table-cell office:value-type="float" office:value="737.1" calcext:value-type="float">
            <text:p>737.1</text:p>
          </table:table-cell>
          <table:table-cell table:formula="of:=[.C38]-[.$C$2]" office:value-type="float" office:value="0.80122" calcext:value-type="float">
            <text:p>0.80122</text:p>
          </table:table-cell>
          <table:table-cell table:formula="of:=([.D38]-[.$D$2])*[.$G$2]" office:value-type="float" office:value="1159515" calcext:value-type="float">
            <text:p>1159515</text:p>
          </table:table-cell>
          <table:table-cell/>
        </table:table-row>
        <table:table-row table:style-name="ro1">
          <table:table-cell office:value-type="float" office:value="76.474" calcext:value-type="float">
            <text:p>76.474</text:p>
          </table:table-cell>
          <table:table-cell office:value-type="float" office:value="874640" calcext:value-type="float">
            <text:p>874640</text:p>
          </table:table-cell>
          <table:table-cell office:value-type="float" office:value="0.82348" calcext:value-type="float">
            <text:p>0.82348</text:p>
          </table:table-cell>
          <table:table-cell office:value-type="float" office:value="737.77" calcext:value-type="float">
            <text:p>737.77</text:p>
          </table:table-cell>
          <table:table-cell table:formula="of:=[.C39]-[.$C$2]" office:value-type="float" office:value="0.82383" calcext:value-type="float">
            <text:p>0.82383</text:p>
          </table:table-cell>
          <table:table-cell table:formula="of:=([.D39]-[.$D$2])*[.$G$2]" office:value-type="float" office:value="1160600.4" calcext:value-type="float">
            <text:p>1160600.4</text:p>
          </table:table-cell>
          <table:table-cell/>
        </table:table-row>
        <table:table-row table:style-name="ro1">
          <table:table-cell office:value-type="float" office:value="78.6781" calcext:value-type="float">
            <text:p>78.6781</text:p>
          </table:table-cell>
          <table:table-cell office:value-type="float" office:value="865560" calcext:value-type="float">
            <text:p>865560</text:p>
          </table:table-cell>
          <table:table-cell office:value-type="float" office:value="0.84636" calcext:value-type="float">
            <text:p>0.84636</text:p>
          </table:table-cell>
          <table:table-cell office:value-type="float" office:value="735.73" calcext:value-type="float">
            <text:p>735.73</text:p>
          </table:table-cell>
          <table:table-cell table:formula="of:=[.C40]-[.$C$2]" office:value-type="float" office:value="0.84671" calcext:value-type="float">
            <text:p>0.84671</text:p>
          </table:table-cell>
          <table:table-cell table:formula="of:=([.D40]-[.$D$2])*[.$G$2]" office:value-type="float" office:value="1157295.6" calcext:value-type="float">
            <text:p>1157295.6</text:p>
          </table:table-cell>
          <table:table-cell/>
        </table:table-row>
        <table:table-row table:style-name="ro1">
          <table:table-cell office:value-type="float" office:value="80.9782" calcext:value-type="float">
            <text:p>80.9782</text:p>
          </table:table-cell>
          <table:table-cell office:value-type="float" office:value="854620" calcext:value-type="float">
            <text:p>854620</text:p>
          </table:table-cell>
          <table:table-cell office:value-type="float" office:value="0.86917" calcext:value-type="float">
            <text:p>0.86917</text:p>
          </table:table-cell>
          <table:table-cell office:value-type="float" office:value="735.24" calcext:value-type="float">
            <text:p>735.24</text:p>
          </table:table-cell>
          <table:table-cell table:formula="of:=[.C41]-[.$C$2]" office:value-type="float" office:value="0.86952" calcext:value-type="float">
            <text:p>0.86952</text:p>
          </table:table-cell>
          <table:table-cell table:formula="of:=([.D41]-[.$D$2])*[.$G$2]" office:value-type="float" office:value="1156501.8" calcext:value-type="float">
            <text:p>1156501.8</text:p>
          </table:table-cell>
          <table:table-cell/>
        </table:table-row>
        <table:table-row table:style-name="ro1">
          <table:table-cell office:value-type="float" office:value="83.2783" calcext:value-type="float">
            <text:p>83.2783</text:p>
          </table:table-cell>
          <table:table-cell office:value-type="float" office:value="843690" calcext:value-type="float">
            <text:p>843690</text:p>
          </table:table-cell>
          <table:table-cell office:value-type="float" office:value="0.89178" calcext:value-type="float">
            <text:p>0.89178</text:p>
          </table:table-cell>
          <table:table-cell office:value-type="float" office:value="731.64" calcext:value-type="float">
            <text:p>731.64</text:p>
          </table:table-cell>
          <table:table-cell table:formula="of:=[.C42]-[.$C$2]" office:value-type="float" office:value="0.89213" calcext:value-type="float">
            <text:p>0.89213</text:p>
          </table:table-cell>
          <table:table-cell table:formula="of:=([.D42]-[.$D$2])*[.$G$2]" office:value-type="float" office:value="1150669.8" calcext:value-type="float">
            <text:p>1150669.8</text:p>
          </table:table-cell>
          <table:table-cell/>
        </table:table-row>
        <table:table-row table:style-name="ro1">
          <table:table-cell office:value-type="float" office:value="85.5783" calcext:value-type="float">
            <text:p>85.5783</text:p>
          </table:table-cell>
          <table:table-cell office:value-type="float" office:value="832760" calcext:value-type="float">
            <text:p>832760</text:p>
          </table:table-cell>
          <table:table-cell office:value-type="float" office:value="0.91445" calcext:value-type="float">
            <text:p>0.91445</text:p>
          </table:table-cell>
          <table:table-cell office:value-type="float" office:value="733.87" calcext:value-type="float">
            <text:p>733.87</text:p>
          </table:table-cell>
          <table:table-cell table:formula="of:=[.C43]-[.$C$2]" office:value-type="float" office:value="0.9148" calcext:value-type="float">
            <text:p>0.9148</text:p>
          </table:table-cell>
          <table:table-cell table:formula="of:=([.D43]-[.$D$2])*[.$G$2]" office:value-type="float" office:value="1154282.4" calcext:value-type="float">
            <text:p>1154282.4</text:p>
          </table:table-cell>
          <table:table-cell/>
        </table:table-row>
        <table:table-row table:style-name="ro1">
          <table:table-cell office:value-type="float" office:value="87.8781" calcext:value-type="float">
            <text:p>87.8781</text:p>
          </table:table-cell>
          <table:table-cell office:value-type="float" office:value="825550" calcext:value-type="float">
            <text:p>825550</text:p>
          </table:table-cell>
          <table:table-cell table:number-columns-repeated="2"/>
          <table:table-cell office:value-type="float" office:value="2.2081" calcext:value-type="float">
            <text:p>2.2081</text:p>
          </table:table-cell>
          <table:table-cell office:value-type="float" office:value="1140690" calcext:value-type="float">
            <text:p>1140690</text:p>
          </table:table-cell>
          <table:table-cell/>
        </table:table-row>
        <table:table-row table:style-name="ro1">
          <table:table-cell office:value-type="float" office:value="90.1776" calcext:value-type="float">
            <text:p>90.1776</text:p>
          </table:table-cell>
          <table:table-cell office:value-type="float" office:value="822060" calcext:value-type="float">
            <text:p>822060</text:p>
          </table:table-cell>
          <table:table-cell table:number-columns-repeated="2"/>
          <table:table-cell office:value-type="float" office:value="4.2181" calcext:value-type="float">
            <text:p>4.2181</text:p>
          </table:table-cell>
          <table:table-cell office:value-type="float" office:value="1163210" calcext:value-type="float">
            <text:p>1163210</text:p>
          </table:table-cell>
          <table:table-cell/>
        </table:table-row>
        <table:table-row table:style-name="ro1">
          <table:table-cell office:value-type="float" office:value="92.573" calcext:value-type="float">
            <text:p>92.573</text:p>
          </table:table-cell>
          <table:table-cell office:value-type="float" office:value="816720" calcext:value-type="float">
            <text:p>816720</text:p>
          </table:table-cell>
          <table:table-cell table:number-columns-repeated="2"/>
          <table:table-cell office:value-type="float" office:value="6.4203" calcext:value-type="float">
            <text:p>6.4203</text:p>
          </table:table-cell>
          <table:table-cell office:value-type="float" office:value="1178320" calcext:value-type="float">
            <text:p>1178320</text:p>
          </table:table-cell>
          <table:table-cell/>
        </table:table-row>
        <table:table-row table:style-name="ro1">
          <table:table-cell office:value-type="float" office:value="94.7769" calcext:value-type="float">
            <text:p>94.7769</text:p>
          </table:table-cell>
          <table:table-cell office:value-type="float" office:value="809490" calcext:value-type="float">
            <text:p>809490</text:p>
          </table:table-cell>
          <table:table-cell table:number-columns-repeated="2"/>
          <table:table-cell office:value-type="float" office:value="8.7184" calcext:value-type="float">
            <text:p>8.7184</text:p>
          </table:table-cell>
          <table:table-cell office:value-type="float" office:value="1191570" calcext:value-type="float">
            <text:p>1191570</text:p>
          </table:table-cell>
          <table:table-cell/>
        </table:table-row>
        <table:table-row table:style-name="ro1">
          <table:table-cell office:value-type="float" office:value="97.0769" calcext:value-type="float">
            <text:p>97.0769</text:p>
          </table:table-cell>
          <table:table-cell office:value-type="float" office:value="800420" calcext:value-type="float">
            <text:p>800420</text:p>
          </table:table-cell>
          <table:table-cell table:number-columns-repeated="2"/>
          <table:table-cell office:value-type="float" office:value="11.017" calcext:value-type="float">
            <text:p>11.017</text:p>
          </table:table-cell>
          <table:table-cell office:value-type="float" office:value="1199240" calcext:value-type="float">
            <text:p>1199240</text:p>
          </table:table-cell>
          <table:table-cell/>
        </table:table-row>
        <table:table-row table:style-name="ro1">
          <table:table-cell office:value-type="float" office:value="99.2811" calcext:value-type="float">
            <text:p>99.2811</text:p>
          </table:table-cell>
          <table:table-cell office:value-type="float" office:value="789480" calcext:value-type="float">
            <text:p>789480</text:p>
          </table:table-cell>
          <table:table-cell table:number-columns-repeated="2"/>
          <table:table-cell office:value-type="float" office:value="13.4118" calcext:value-type="float">
            <text:p>13.4118</text:p>
          </table:table-cell>
          <table:table-cell office:value-type="float" office:value="1201340" calcext:value-type="float">
            <text:p>1201340</text:p>
          </table:table-cell>
          <table:table-cell/>
        </table:table-row>
        <table:table-row table:style-name="ro1">
          <table:table-cell office:value-type="float" office:value="101.4854" calcext:value-type="float">
            <text:p>101.4854</text:p>
          </table:table-cell>
          <table:table-cell office:value-type="float" office:value="778540" calcext:value-type="float">
            <text:p>778540</text:p>
          </table:table-cell>
          <table:table-cell table:number-columns-repeated="2"/>
          <table:table-cell office:value-type="float" office:value="15.7113" calcext:value-type="float">
            <text:p>15.7113</text:p>
          </table:table-cell>
          <table:table-cell office:value-type="float" office:value="1197850" calcext:value-type="float">
            <text:p>1197850</text:p>
          </table:table-cell>
          <table:table-cell/>
        </table:table-row>
        <table:table-row table:style-name="ro1">
          <table:table-cell office:value-type="float" office:value="103.7851" calcext:value-type="float">
            <text:p>103.7851</text:p>
          </table:table-cell>
          <table:table-cell office:value-type="float" office:value="771330" calcext:value-type="float">
            <text:p>771330</text:p>
          </table:table-cell>
          <table:table-cell table:number-columns-repeated="2"/>
          <table:table-cell office:value-type="float" office:value="18.1067" calcext:value-type="float">
            <text:p>18.1067</text:p>
          </table:table-cell>
          <table:table-cell office:value-type="float" office:value="1192510" calcext:value-type="float">
            <text:p>1192510</text:p>
          </table:table-cell>
          <table:table-cell/>
        </table:table-row>
        <table:table-row table:style-name="ro1">
          <table:table-cell office:value-type="float" office:value="106.0848" calcext:value-type="float">
            <text:p>106.0848</text:p>
          </table:table-cell>
          <table:table-cell office:value-type="float" office:value="765980" calcext:value-type="float">
            <text:p>765980</text:p>
          </table:table-cell>
          <table:table-cell table:number-columns-repeated="2"/>
          <table:table-cell office:value-type="float" office:value="20.3108" calcext:value-type="float">
            <text:p>20.3108</text:p>
          </table:table-cell>
          <table:table-cell office:value-type="float" office:value="1183430" calcext:value-type="float">
            <text:p>1183430</text:p>
          </table:table-cell>
          <table:table-cell/>
        </table:table-row>
        <table:table-row table:style-name="ro1">
          <table:table-cell office:value-type="float" office:value="108.3844" calcext:value-type="float">
            <text:p>108.3844</text:p>
          </table:table-cell>
          <table:table-cell office:value-type="float" office:value="760630" calcext:value-type="float">
            <text:p>760630</text:p>
          </table:table-cell>
          <table:table-cell table:number-columns-repeated="2"/>
          <table:table-cell office:value-type="float" office:value="22.6109" calcext:value-type="float">
            <text:p>22.6109</text:p>
          </table:table-cell>
          <table:table-cell office:value-type="float" office:value="1172500" calcext:value-type="float">
            <text:p>1172500</text:p>
          </table:table-cell>
          <table:table-cell/>
        </table:table-row>
        <table:table-row table:style-name="ro1">
          <table:table-cell office:value-type="float" office:value="110.3978" calcext:value-type="float">
            <text:p>110.3978</text:p>
          </table:table-cell>
          <table:table-cell office:value-type="float" office:value="740360" calcext:value-type="float">
            <text:p>740360</text:p>
          </table:table-cell>
          <table:table-cell table:number-columns-repeated="2"/>
          <table:table-cell office:value-type="float" office:value="24.9111" calcext:value-type="float">
            <text:p>24.9111</text:p>
          </table:table-cell>
          <table:table-cell office:value-type="float" office:value="1159700" calcext:value-type="float">
            <text:p>1159700</text:p>
          </table:table-cell>
          <table:table-cell/>
        </table:table-row>
        <table:table-row table:style-name="ro1">
          <table:table-cell office:value-type="float" office:value="111.646" calcext:value-type="float">
            <text:p>111.646</text:p>
          </table:table-cell>
          <table:table-cell office:value-type="float" office:value="705140" calcext:value-type="float">
            <text:p>705140</text:p>
          </table:table-cell>
          <table:table-cell table:number-columns-repeated="2"/>
          <table:table-cell office:value-type="float" office:value="27.1158" calcext:value-type="float">
            <text:p>27.1158</text:p>
          </table:table-cell>
          <table:table-cell office:value-type="float" office:value="1143180" calcext:value-type="float">
            <text:p>1143180</text:p>
          </table:table-cell>
          <table:table-cell/>
        </table:table-row>
        <table:table-row table:style-name="ro1">
          <table:table-cell office:value-type="float" office:value="112.3201" calcext:value-type="float">
            <text:p>112.3201</text:p>
          </table:table-cell>
          <table:table-cell office:value-type="float" office:value="660550" calcext:value-type="float">
            <text:p>660550</text:p>
          </table:table-cell>
          <table:table-cell table:number-columns-repeated="2"/>
          <table:table-cell office:value-type="float" office:value="29.225" calcext:value-type="float">
            <text:p>29.225</text:p>
          </table:table-cell>
          <table:table-cell office:value-type="float" office:value="1122930" calcext:value-type="float">
            <text:p>1122930</text:p>
          </table:table-cell>
          <table:table-cell/>
        </table:table-row>
        <table:table-row table:style-name="ro1">
          <table:table-cell office:value-type="float" office:value="112.9943" calcext:value-type="float">
            <text:p>112.9943</text:p>
          </table:table-cell>
          <table:table-cell office:value-type="float" office:value="615970" calcext:value-type="float">
            <text:p>615970</text:p>
          </table:table-cell>
          <table:table-cell table:number-columns-repeated="2"/>
          <table:table-cell office:value-type="float" office:value="31.43" calcext:value-type="float">
            <text:p>31.43</text:p>
          </table:table-cell>
          <table:table-cell office:value-type="float" office:value="1102680" calcext:value-type="float">
            <text:p>1102680</text:p>
          </table:table-cell>
          <table:table-cell/>
        </table:table-row>
        <table:table-row table:style-name="ro1">
          <table:table-cell office:value-type="float" office:value="113.3812" calcext:value-type="float">
            <text:p>113.3812</text:p>
          </table:table-cell>
          <table:table-cell office:value-type="float" office:value="569500" calcext:value-type="float">
            <text:p>569500</text:p>
          </table:table-cell>
          <table:table-cell table:number-columns-repeated="2"/>
          <table:table-cell office:value-type="float" office:value="33.4436" calcext:value-type="float">
            <text:p>33.4436</text:p>
          </table:table-cell>
          <table:table-cell office:value-type="float" office:value="1080560" calcext:value-type="float">
            <text:p>1080560</text:p>
          </table:table-cell>
          <table:table-cell/>
        </table:table-row>
        <table:table-row table:style-name="ro1">
          <table:table-cell office:value-type="float" office:value="113.9596" calcext:value-type="float">
            <text:p>113.9596</text:p>
          </table:table-cell>
          <table:table-cell office:value-type="float" office:value="524900" calcext:value-type="float">
            <text:p>524900</text:p>
          </table:table-cell>
          <table:table-cell table:number-columns-repeated="2"/>
          <table:table-cell office:value-type="float" office:value="35.6484" calcext:value-type="float">
            <text:p>35.6484</text:p>
          </table:table-cell>
          <table:table-cell office:value-type="float" office:value="1062180" calcext:value-type="float">
            <text:p>1062180</text:p>
          </table:table-cell>
          <table:table-cell/>
        </table:table-row>
        <table:table-row table:style-name="ro1">
          <table:table-cell office:value-type="float" office:value="114.6337" calcext:value-type="float">
            <text:p>114.6337</text:p>
          </table:table-cell>
          <table:table-cell office:value-type="float" office:value="480320" calcext:value-type="float">
            <text:p>480320</text:p>
          </table:table-cell>
          <table:table-cell table:number-columns-repeated="2"/>
          <table:table-cell office:value-type="float" office:value="37.7575" calcext:value-type="float">
            <text:p>37.7575</text:p>
          </table:table-cell>
          <table:table-cell office:value-type="float" office:value="1043780" calcext:value-type="float">
            <text:p>1043780</text:p>
          </table:table-cell>
          <table:table-cell/>
        </table:table-row>
        <table:table-row table:style-name="ro1">
          <table:table-cell office:value-type="float" office:value="115.3079" calcext:value-type="float">
            <text:p>115.3079</text:p>
          </table:table-cell>
          <table:table-cell office:value-type="float" office:value="435740" calcext:value-type="float">
            <text:p>435740</text:p>
          </table:table-cell>
          <table:table-cell table:number-columns-repeated="2"/>
          <table:table-cell office:value-type="float" office:value="39.9622" calcext:value-type="float">
            <text:p>39.9622</text:p>
          </table:table-cell>
          <table:table-cell office:value-type="float" office:value="1027260" calcext:value-type="float">
            <text:p>1027260</text:p>
          </table:table-cell>
          <table:table-cell/>
        </table:table-row>
        <table:table-row table:style-name="ro1">
          <table:table-cell office:value-type="float" office:value="115.9819" calcext:value-type="float">
            <text:p>115.9819</text:p>
          </table:table-cell>
          <table:table-cell office:value-type="float" office:value="393010" calcext:value-type="float">
            <text:p>393010</text:p>
          </table:table-cell>
          <table:table-cell table:number-columns-repeated="2"/>
          <table:table-cell office:value-type="float" office:value="42.0711" calcext:value-type="float">
            <text:p>42.0711</text:p>
          </table:table-cell>
          <table:table-cell office:value-type="float" office:value="1010730" calcext:value-type="float">
            <text:p>1010730</text:p>
          </table:table-cell>
          <table:table-cell/>
        </table:table-row>
        <table:table-row table:style-name="ro1">
          <table:table-cell office:value-type="float" office:value="116.8476" calcext:value-type="float">
            <text:p>116.8476</text:p>
          </table:table-cell>
          <table:table-cell office:value-type="float" office:value="348450" calcext:value-type="float">
            <text:p>348450</text:p>
          </table:table-cell>
          <table:table-cell table:number-columns-repeated="2"/>
          <table:table-cell office:value-type="float" office:value="44.2758" calcext:value-type="float">
            <text:p>44.2758</text:p>
          </table:table-cell>
          <table:table-cell office:value-type="float" office:value="994200" calcext:value-type="float">
            <text:p>994200</text:p>
          </table:table-cell>
          <table:table-cell/>
        </table:table-row>
        <table:table-row table:style-name="ro1">
          <table:table-cell office:value-type="float" office:value="117.2329" calcext:value-type="float">
            <text:p>117.2329</text:p>
          </table:table-cell>
          <table:table-cell office:value-type="float" office:value="322440" calcext:value-type="float">
            <text:p>322440</text:p>
          </table:table-cell>
          <table:table-cell table:number-columns-repeated="2"/>
          <table:table-cell office:value-type="float" office:value="46.5759" calcext:value-type="float">
            <text:p>46.5759</text:p>
          </table:table-cell>
          <table:table-cell office:value-type="float" office:value="983270" calcext:value-type="float">
            <text:p>983270</text:p>
          </table:table-cell>
          <table:table-cell/>
        </table:table-row>
        <table:table-row table:style-name="ro1">
          <table:table-cell office:value-type="float" office:value="118.0029" calcext:value-type="float">
            <text:p>118.0029</text:p>
          </table:table-cell>
          <table:table-cell office:value-type="float" office:value="277870" calcext:value-type="float">
            <text:p>277870</text:p>
          </table:table-cell>
          <table:table-cell table:number-columns-repeated="2"/>
          <table:table-cell office:value-type="float" office:value="48.7804" calcext:value-type="float">
            <text:p>48.7804</text:p>
          </table:table-cell>
          <table:table-cell office:value-type="float" office:value="968610" calcext:value-type="float">
            <text:p>968610</text:p>
          </table:table-cell>
          <table:table-cell/>
        </table:table-row>
        <table:table-row table:style-name="ro1">
          <table:table-cell office:value-type="float" office:value="118.8685" calcext:value-type="float">
            <text:p>118.8685</text:p>
          </table:table-cell>
          <table:table-cell office:value-type="float" office:value="235160" calcext:value-type="float">
            <text:p>235160</text:p>
          </table:table-cell>
          <table:table-cell table:number-columns-repeated="2"/>
          <table:table-cell office:value-type="float" office:value="51.0805" calcext:value-type="float">
            <text:p>51.0805</text:p>
          </table:table-cell>
          <table:table-cell office:value-type="float" office:value="957680" calcext:value-type="float">
            <text:p>957680</text:p>
          </table:table-cell>
          <table:table-cell/>
        </table:table-row>
        <table:table-row table:style-name="ro1">
          <table:table-cell office:value-type="float" office:value="119.8299" calcext:value-type="float">
            <text:p>119.8299</text:p>
          </table:table-cell>
          <table:table-cell office:value-type="float" office:value="192470" calcext:value-type="float">
            <text:p>192470</text:p>
          </table:table-cell>
          <table:table-cell table:number-columns-repeated="2"/>
          <table:table-cell office:value-type="float" office:value="53.3806" calcext:value-type="float">
            <text:p>53.3806</text:p>
          </table:table-cell>
          <table:table-cell office:value-type="float" office:value="946740" calcext:value-type="float">
            <text:p>946740</text:p>
          </table:table-cell>
          <table:table-cell/>
        </table:table-row>
        <table:table-row table:style-name="ro1">
          <table:table-cell office:value-type="float" office:value="120.8869" calcext:value-type="float">
            <text:p>120.8869</text:p>
          </table:table-cell>
          <table:table-cell office:value-type="float" office:value="151650" calcext:value-type="float">
            <text:p>151650</text:p>
          </table:table-cell>
          <table:table-cell table:number-columns-repeated="2"/>
          <table:table-cell office:value-type="float" office:value="55.5848" calcext:value-type="float">
            <text:p>55.5848</text:p>
          </table:table-cell>
          <table:table-cell office:value-type="float" office:value="935800" calcext:value-type="float">
            <text:p>935800</text:p>
          </table:table-cell>
          <table:table-cell/>
        </table:table-row>
        <table:table-row table:style-name="ro1">
          <table:table-cell office:value-type="float" office:value="122.2312" calcext:value-type="float">
            <text:p>122.2312</text:p>
          </table:table-cell>
          <table:table-cell office:value-type="float" office:value="112710" calcext:value-type="float">
            <text:p>112710</text:p>
          </table:table-cell>
          <table:table-cell table:number-columns-repeated="2"/>
          <table:table-cell office:value-type="float" office:value="57.8846" calcext:value-type="float">
            <text:p>57.8846</text:p>
          </table:table-cell>
          <table:table-cell office:value-type="float" office:value="928590" calcext:value-type="float">
            <text:p>928590</text:p>
          </table:table-cell>
          <table:table-cell/>
        </table:table-row>
        <table:table-row table:style-name="ro1">
          <table:table-cell office:value-type="float" office:value="123.6712" calcext:value-type="float">
            <text:p>123.6712</text:p>
          </table:table-cell>
          <table:table-cell office:value-type="float" office:value="75650" calcext:value-type="float">
            <text:p>75650</text:p>
          </table:table-cell>
          <table:table-cell table:number-columns-repeated="2"/>
          <table:table-cell office:value-type="float" office:value="60.1845" calcext:value-type="float">
            <text:p>60.1845</text:p>
          </table:table-cell>
          <table:table-cell office:value-type="float" office:value="919520" calcext:value-type="float">
            <text:p>919520</text:p>
          </table:table-cell>
          <table:table-cell/>
        </table:table-row>
        <table:table-row table:style-name="ro1">
          <table:table-cell office:value-type="float" office:value="125.3023" calcext:value-type="float">
            <text:p>125.3023</text:p>
          </table:table-cell>
          <table:table-cell office:value-type="float" office:value="44180" calcext:value-type="float">
            <text:p>44180</text:p>
          </table:table-cell>
          <table:table-cell table:number-columns-repeated="2"/>
          <table:table-cell office:value-type="float" office:value="62.4843" calcext:value-type="float">
            <text:p>62.4843</text:p>
          </table:table-cell>
          <table:table-cell office:value-type="float" office:value="912310" calcext:value-type="float">
            <text:p>912310</text:p>
          </table:table-cell>
          <table:table-cell/>
        </table:table-row>
        <table:table-row table:style-name="ro1">
          <table:table-cell office:value-type="float" office:value="127.3157" calcext:value-type="float">
            <text:p>127.3157</text:p>
          </table:table-cell>
          <table:table-cell office:value-type="float" office:value="23920" calcext:value-type="float">
            <text:p>23920</text:p>
          </table:table-cell>
          <table:table-cell table:number-columns-repeated="2"/>
          <table:table-cell office:value-type="float" office:value="64.8798" calcext:value-type="float">
            <text:p>64.8798</text:p>
          </table:table-cell>
          <table:table-cell office:value-type="float" office:value="905100" calcext:value-type="float">
            <text:p>905100</text:p>
          </table:table-cell>
          <table:table-cell/>
        </table:table-row>
        <table:table-row table:style-name="ro1">
          <table:table-cell office:value-type="float" office:value="128.7534" calcext:value-type="float">
            <text:p>128.7534</text:p>
          </table:table-cell>
          <table:table-cell office:value-type="float" office:value="14760" calcext:value-type="float">
            <text:p>14760</text:p>
          </table:table-cell>
          <table:table-cell table:number-columns-repeated="2"/>
          <table:table-cell office:value-type="float" office:value="67.1795" calcext:value-type="float">
            <text:p>67.1795</text:p>
          </table:table-cell>
          <table:table-cell office:value-type="float" office:value="899750" calcext:value-type="float">
            <text:p>899750</text:p>
          </table:table-cell>
          <table:table-cell/>
        </table:table-row>
        <table:table-row table:style-name="ro1">
          <table:table-cell table:number-columns-repeated="4"/>
          <table:table-cell office:value-type="float" office:value="69.4792" calcext:value-type="float">
            <text:p>69.4792</text:p>
          </table:table-cell>
          <table:table-cell office:value-type="float" office:value="892540" calcext:value-type="float">
            <text:p>892540</text:p>
          </table:table-cell>
          <table:table-cell/>
        </table:table-row>
        <table:table-row table:style-name="ro1">
          <table:table-cell table:number-columns-repeated="4"/>
          <table:table-cell office:value-type="float" office:value="71.7788" calcext:value-type="float">
            <text:p>71.7788</text:p>
          </table:table-cell>
          <table:table-cell office:value-type="float" office:value="887190" calcext:value-type="float">
            <text:p>887190</text:p>
          </table:table-cell>
          <table:table-cell/>
        </table:table-row>
        <table:table-row table:style-name="ro1">
          <table:table-cell table:number-columns-repeated="4"/>
          <table:table-cell office:value-type="float" office:value="74.0785" calcext:value-type="float">
            <text:p>74.0785</text:p>
          </table:table-cell>
          <table:table-cell office:value-type="float" office:value="881840" calcext:value-type="float">
            <text:p>881840</text:p>
          </table:table-cell>
          <table:table-cell/>
        </table:table-row>
        <table:table-row table:style-name="ro1">
          <table:table-cell table:number-columns-repeated="4"/>
          <table:table-cell office:value-type="float" office:value="76.474" calcext:value-type="float">
            <text:p>76.474</text:p>
          </table:table-cell>
          <table:table-cell office:value-type="float" office:value="874640" calcext:value-type="float">
            <text:p>874640</text:p>
          </table:table-cell>
          <table:table-cell/>
        </table:table-row>
        <table:table-row table:style-name="ro1">
          <table:table-cell table:number-columns-repeated="4"/>
          <table:table-cell office:value-type="float" office:value="78.6781" calcext:value-type="float">
            <text:p>78.6781</text:p>
          </table:table-cell>
          <table:table-cell office:value-type="float" office:value="865560" calcext:value-type="float">
            <text:p>865560</text:p>
          </table:table-cell>
          <table:table-cell/>
        </table:table-row>
        <table:table-row table:style-name="ro1">
          <table:table-cell table:number-columns-repeated="4"/>
          <table:table-cell office:value-type="float" office:value="80.9782" calcext:value-type="float">
            <text:p>80.9782</text:p>
          </table:table-cell>
          <table:table-cell office:value-type="float" office:value="854620" calcext:value-type="float">
            <text:p>854620</text:p>
          </table:table-cell>
          <table:table-cell/>
        </table:table-row>
        <table:table-row table:style-name="ro1">
          <table:table-cell table:number-columns-repeated="4"/>
          <table:table-cell office:value-type="float" office:value="83.2783" calcext:value-type="float">
            <text:p>83.2783</text:p>
          </table:table-cell>
          <table:table-cell office:value-type="float" office:value="843690" calcext:value-type="float">
            <text:p>843690</text:p>
          </table:table-cell>
          <table:table-cell/>
        </table:table-row>
        <table:table-row table:style-name="ro1">
          <table:table-cell table:number-columns-repeated="4"/>
          <table:table-cell office:value-type="float" office:value="85.5783" calcext:value-type="float">
            <text:p>85.5783</text:p>
          </table:table-cell>
          <table:table-cell office:value-type="float" office:value="832760" calcext:value-type="float">
            <text:p>832760</text:p>
          </table:table-cell>
          <table:table-cell/>
        </table:table-row>
        <table:table-row table:style-name="ro1">
          <table:table-cell table:number-columns-repeated="4"/>
          <table:table-cell office:value-type="float" office:value="87.8781" calcext:value-type="float">
            <text:p>87.8781</text:p>
          </table:table-cell>
          <table:table-cell office:value-type="float" office:value="825550" calcext:value-type="float">
            <text:p>825550</text:p>
          </table:table-cell>
          <table:table-cell/>
        </table:table-row>
        <table:table-row table:style-name="ro1">
          <table:table-cell table:number-columns-repeated="4"/>
          <table:table-cell office:value-type="float" office:value="90.1776" calcext:value-type="float">
            <text:p>90.1776</text:p>
          </table:table-cell>
          <table:table-cell office:value-type="float" office:value="822060" calcext:value-type="float">
            <text:p>822060</text:p>
          </table:table-cell>
          <table:table-cell/>
        </table:table-row>
        <table:table-row table:style-name="ro1">
          <table:table-cell table:number-columns-repeated="4"/>
          <table:table-cell office:value-type="float" office:value="92.573" calcext:value-type="float">
            <text:p>92.573</text:p>
          </table:table-cell>
          <table:table-cell office:value-type="float" office:value="816720" calcext:value-type="float">
            <text:p>816720</text:p>
          </table:table-cell>
          <table:table-cell/>
        </table:table-row>
        <table:table-row table:style-name="ro1">
          <table:table-cell table:number-columns-repeated="4"/>
          <table:table-cell office:value-type="float" office:value="94.7769" calcext:value-type="float">
            <text:p>94.7769</text:p>
          </table:table-cell>
          <table:table-cell office:value-type="float" office:value="809490" calcext:value-type="float">
            <text:p>809490</text:p>
          </table:table-cell>
          <table:table-cell/>
        </table:table-row>
        <table:table-row table:style-name="ro1">
          <table:table-cell table:number-columns-repeated="4"/>
          <table:table-cell office:value-type="float" office:value="97.0769" calcext:value-type="float">
            <text:p>97.0769</text:p>
          </table:table-cell>
          <table:table-cell office:value-type="float" office:value="800420" calcext:value-type="float">
            <text:p>800420</text:p>
          </table:table-cell>
          <table:table-cell/>
        </table:table-row>
        <table:table-row table:style-name="ro1">
          <table:table-cell table:number-columns-repeated="4"/>
          <table:table-cell office:value-type="float" office:value="99.2811" calcext:value-type="float">
            <text:p>99.2811</text:p>
          </table:table-cell>
          <table:table-cell office:value-type="float" office:value="789480" calcext:value-type="float">
            <text:p>78948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1.4854" calcext:value-type="float">
            <text:p>101.4854</text:p>
          </table:table-cell>
          <table:table-cell office:value-type="float" office:value="778540" calcext:value-type="float">
            <text:p>77854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3.7851" calcext:value-type="float">
            <text:p>103.7851</text:p>
          </table:table-cell>
          <table:table-cell office:value-type="float" office:value="771330" calcext:value-type="float">
            <text:p>77133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6.0848" calcext:value-type="float">
            <text:p>106.0848</text:p>
          </table:table-cell>
          <table:table-cell office:value-type="float" office:value="765980" calcext:value-type="float">
            <text:p>76598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8.3844" calcext:value-type="float">
            <text:p>108.3844</text:p>
          </table:table-cell>
          <table:table-cell office:value-type="float" office:value="760630" calcext:value-type="float">
            <text:p>76063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0.3978" calcext:value-type="float">
            <text:p>110.3978</text:p>
          </table:table-cell>
          <table:table-cell office:value-type="float" office:value="740360" calcext:value-type="float">
            <text:p>74036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1.646" calcext:value-type="float">
            <text:p>111.646</text:p>
          </table:table-cell>
          <table:table-cell office:value-type="float" office:value="705140" calcext:value-type="float">
            <text:p>70514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2.3201" calcext:value-type="float">
            <text:p>112.3201</text:p>
          </table:table-cell>
          <table:table-cell office:value-type="float" office:value="660550" calcext:value-type="float">
            <text:p>66055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2.9943" calcext:value-type="float">
            <text:p>112.9943</text:p>
          </table:table-cell>
          <table:table-cell office:value-type="float" office:value="615970" calcext:value-type="float">
            <text:p>61597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3.3812" calcext:value-type="float">
            <text:p>113.3812</text:p>
          </table:table-cell>
          <table:table-cell office:value-type="float" office:value="569500" calcext:value-type="float">
            <text:p>5695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3.9596" calcext:value-type="float">
            <text:p>113.9596</text:p>
          </table:table-cell>
          <table:table-cell office:value-type="float" office:value="524900" calcext:value-type="float">
            <text:p>5249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4.6337" calcext:value-type="float">
            <text:p>114.6337</text:p>
          </table:table-cell>
          <table:table-cell office:value-type="float" office:value="480320" calcext:value-type="float">
            <text:p>48032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5.3079" calcext:value-type="float">
            <text:p>115.3079</text:p>
          </table:table-cell>
          <table:table-cell office:value-type="float" office:value="435740" calcext:value-type="float">
            <text:p>43574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5.9819" calcext:value-type="float">
            <text:p>115.9819</text:p>
          </table:table-cell>
          <table:table-cell office:value-type="float" office:value="393010" calcext:value-type="float">
            <text:p>39301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6.8476" calcext:value-type="float">
            <text:p>116.8476</text:p>
          </table:table-cell>
          <table:table-cell office:value-type="float" office:value="348450" calcext:value-type="float">
            <text:p>34845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7.2329" calcext:value-type="float">
            <text:p>117.2329</text:p>
          </table:table-cell>
          <table:table-cell office:value-type="float" office:value="322440" calcext:value-type="float">
            <text:p>32244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8.0029" calcext:value-type="float">
            <text:p>118.0029</text:p>
          </table:table-cell>
          <table:table-cell office:value-type="float" office:value="277870" calcext:value-type="float">
            <text:p>27787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8.8685" calcext:value-type="float">
            <text:p>118.8685</text:p>
          </table:table-cell>
          <table:table-cell office:value-type="float" office:value="235160" calcext:value-type="float">
            <text:p>23516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9.8299" calcext:value-type="float">
            <text:p>119.8299</text:p>
          </table:table-cell>
          <table:table-cell office:value-type="float" office:value="192470" calcext:value-type="float">
            <text:p>19247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0.8869" calcext:value-type="float">
            <text:p>120.8869</text:p>
          </table:table-cell>
          <table:table-cell office:value-type="float" office:value="151650" calcext:value-type="float">
            <text:p>15165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2.2312" calcext:value-type="float">
            <text:p>122.2312</text:p>
          </table:table-cell>
          <table:table-cell office:value-type="float" office:value="112710" calcext:value-type="float">
            <text:p>11271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3.6712" calcext:value-type="float">
            <text:p>123.6712</text:p>
          </table:table-cell>
          <table:table-cell office:value-type="float" office:value="75650" calcext:value-type="float">
            <text:p>7565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5.3023" calcext:value-type="float">
            <text:p>125.3023</text:p>
          </table:table-cell>
          <table:table-cell office:value-type="float" office:value="44180" calcext:value-type="float">
            <text:p>4418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7.3157" calcext:value-type="float">
            <text:p>127.3157</text:p>
          </table:table-cell>
          <table:table-cell office:value-type="float" office:value="23920" calcext:value-type="float">
            <text:p>2392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8.7534" calcext:value-type="float">
            <text:p>128.7534</text:p>
          </table:table-cell>
          <table:table-cell office:value-type="float" office:value="14760" calcext:value-type="float">
            <text:p>1476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table table:name="TitanSRM Start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18T11:10:51.775778030</dc:date>
    <meta:editing-duration>PT2M44S</meta:editing-duration>
    <meta:editing-cycles>1</meta:editing-cycles>
    <meta:document-statistic meta:table-count="2" meta:cell-count="457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8.751cm" svg:height="20.454cm" xlink:href=".." xlink:type="simple" chart:class="chart:scatter" chart:style-name="ch1">
        <chart:legend chart:legend-position="end" svg:x="36.243cm" svg:y="9.928cm" style:legend-expansion="high" chart:style-name="ch2"/>
        <chart:plot-area chart:style-name="ch3" table:cell-range-address="'TitanSRM Thrust'.E2:'TitanSRM Thrust'.F112 'TitanSRM Thrust'.F1:'TitanSRM Thrust'.F1" chart:data-source-has-labels="row" svg:x="0.775cm" svg:y="0.409cm" svg:width="34.693cm" svg:height="19.636cm">
          <chart:coordinate-region svg:x="2.322cm" svg:y="0.608cm" svg:width="32.866cm" svg:height="18.7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TitanSRM Thrust'.F2:'TitanSRM Thrust'.F112" chart:label-cell-address="'TitanSRM Thrust'.F1:'TitanSRM Thrust'.F1" chart:class="chart:scatter">
            <chart:domain table:cell-range-address="'TitanSRM Thrust'.E2:'TitanSRM Thrust'.E112"/>
            <chart:data-point chart:repeated="1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Fcorr lb</text:p>
                <draw:g>
                  <svg:desc>'TitanSRM Thrust'.F1:'TitanSRM Thrust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TitanSRM Thrust'.E2:'TitanSRM Thrust'.E112</svg:desc>
                </draw:g>
              </table:table-cell>
              <table:table-cell office:value-type="float" office:value="0">
                <text:p>0</text:p>
                <draw:g>
                  <svg:desc>'TitanSRM Thrust'.F2:'TitanSRM Thrust'.F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83">
                <text:p>0.0183</text:p>
              </table:table-cell>
              <table:table-cell office:value-type="float" office:value="388.799999999997">
                <text:p>388.7999999999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036">
                <text:p>0.04036</text:p>
              </table:table-cell>
              <table:table-cell office:value-type="float" office:value="18451.8">
                <text:p>18451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322">
                <text:p>0.06322</text:p>
              </table:table-cell>
              <table:table-cell office:value-type="float" office:value="54140.4">
                <text:p>5414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528">
                <text:p>0.08528</text:p>
              </table:table-cell>
              <table:table-cell office:value-type="float" office:value="87318">
                <text:p>873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705">
                <text:p>0.10705</text:p>
              </table:table-cell>
              <table:table-cell office:value-type="float" office:value="165774.6">
                <text:p>165774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96">
                <text:p>0.1296</text:p>
              </table:table-cell>
              <table:table-cell office:value-type="float" office:value="276955.2">
                <text:p>276955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5134">
                <text:p>0.15134</text:p>
              </table:table-cell>
              <table:table-cell office:value-type="float" office:value="413294.4">
                <text:p>413294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7388">
                <text:p>0.17388</text:p>
              </table:table-cell>
              <table:table-cell office:value-type="float" office:value="582357.6">
                <text:p>582357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9669">
                <text:p>0.19669</text:p>
              </table:table-cell>
              <table:table-cell office:value-type="float" office:value="726262.2">
                <text:p>726262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1924">
                <text:p>0.21924</text:p>
              </table:table-cell>
              <table:table-cell office:value-type="float" office:value="847519.2">
                <text:p>847519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4181">
                <text:p>0.24181</text:p>
              </table:table-cell>
              <table:table-cell office:value-type="float" office:value="941090.4">
                <text:p>941090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6385">
                <text:p>0.26385</text:p>
              </table:table-cell>
              <table:table-cell office:value-type="float" office:value="1009486.8">
                <text:p>1009486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8643">
                <text:p>0.28643</text:p>
              </table:table-cell>
              <table:table-cell office:value-type="float" office:value="1067823">
                <text:p>10678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0902">
                <text:p>0.30902</text:p>
              </table:table-cell>
              <table:table-cell office:value-type="float" office:value="1108549.8">
                <text:p>1108549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3081">
                <text:p>0.33081</text:p>
              </table:table-cell>
              <table:table-cell office:value-type="float" office:value="1136689.2">
                <text:p>1136689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5341">
                <text:p>0.35341</text:p>
              </table:table-cell>
              <table:table-cell office:value-type="float" office:value="1154752.2">
                <text:p>1154752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7575">
                <text:p>0.37575</text:p>
              </table:table-cell>
              <table:table-cell office:value-type="float" office:value="1165282.2">
                <text:p>1165282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9835">
                <text:p>0.39835</text:p>
              </table:table-cell>
              <table:table-cell office:value-type="float" office:value="1183361.4">
                <text:p>1183361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2069">
                <text:p>0.42069</text:p>
              </table:table-cell>
              <table:table-cell office:value-type="float" office:value="1186326">
                <text:p>11863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4336">
                <text:p>0.44336</text:p>
              </table:table-cell>
              <table:table-cell office:value-type="float" office:value="1185532.2">
                <text:p>1185532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6577">
                <text:p>0.46577</text:p>
              </table:table-cell>
              <table:table-cell office:value-type="float" office:value="1187249.4">
                <text:p>1187249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8818">
                <text:p>0.48818</text:p>
              </table:table-cell>
              <table:table-cell office:value-type="float" office:value="1187719.2">
                <text:p>1187719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1052">
                <text:p>0.51052</text:p>
              </table:table-cell>
              <table:table-cell office:value-type="float" office:value="1183766.4">
                <text:p>1183766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3272">
                <text:p>0.53272</text:p>
              </table:table-cell>
              <table:table-cell office:value-type="float" office:value="1181077.2">
                <text:p>1181077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552">
                <text:p>0.5552</text:p>
              </table:table-cell>
              <table:table-cell office:value-type="float" office:value="1177756.2">
                <text:p>1177756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7781">
                <text:p>0.57781</text:p>
              </table:table-cell>
              <table:table-cell office:value-type="float" office:value="1180737">
                <text:p>11807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9981">
                <text:p>0.59981</text:p>
              </table:table-cell>
              <table:table-cell office:value-type="float" office:value="1174905">
                <text:p>11749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2195">
                <text:p>0.62195</text:p>
              </table:table-cell>
              <table:table-cell office:value-type="float" office:value="1176606">
                <text:p>11766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4449">
                <text:p>0.64449</text:p>
              </table:table-cell>
              <table:table-cell office:value-type="float" office:value="1173916.8">
                <text:p>1173916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6664">
                <text:p>0.66664</text:p>
              </table:table-cell>
              <table:table-cell office:value-type="float" office:value="1166189.4">
                <text:p>1166189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8898">
                <text:p>0.68898</text:p>
              </table:table-cell>
              <table:table-cell office:value-type="float" office:value="1166027.4">
                <text:p>1166027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1125">
                <text:p>0.71125</text:p>
              </table:table-cell>
              <table:table-cell office:value-type="float" office:value="1164585.6">
                <text:p>1164585.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3386">
                <text:p>0.73386</text:p>
              </table:table-cell>
              <table:table-cell office:value-type="float" office:value="1163160">
                <text:p>116316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56">
                <text:p>0.756</text:p>
              </table:table-cell>
              <table:table-cell office:value-type="float" office:value="1158591.6">
                <text:p>1158591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7827">
                <text:p>0.77827</text:p>
              </table:table-cell>
              <table:table-cell office:value-type="float" office:value="1162188">
                <text:p>11621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0122">
                <text:p>0.80122</text:p>
              </table:table-cell>
              <table:table-cell office:value-type="float" office:value="1159515">
                <text:p>11595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2383">
                <text:p>0.82383</text:p>
              </table:table-cell>
              <table:table-cell office:value-type="float" office:value="1160600.4">
                <text:p>1160600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4671">
                <text:p>0.84671</text:p>
              </table:table-cell>
              <table:table-cell office:value-type="float" office:value="1157295.6">
                <text:p>1157295.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6952">
                <text:p>0.86952</text:p>
              </table:table-cell>
              <table:table-cell office:value-type="float" office:value="1156501.8">
                <text:p>1156501.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9213">
                <text:p>0.89213</text:p>
              </table:table-cell>
              <table:table-cell office:value-type="float" office:value="1150669.8">
                <text:p>1150669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148">
                <text:p>0.9148</text:p>
              </table:table-cell>
              <table:table-cell office:value-type="float" office:value="1154282.4">
                <text:p>1154282.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2081">
                <text:p>2.2081</text:p>
              </table:table-cell>
              <table:table-cell office:value-type="float" office:value="1140690">
                <text:p>114069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2181">
                <text:p>4.2181</text:p>
              </table:table-cell>
              <table:table-cell office:value-type="float" office:value="1163210">
                <text:p>116321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.4203">
                <text:p>6.4203</text:p>
              </table:table-cell>
              <table:table-cell office:value-type="float" office:value="1178320">
                <text:p>117832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.7184">
                <text:p>8.7184</text:p>
              </table:table-cell>
              <table:table-cell office:value-type="float" office:value="1191570">
                <text:p>119157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.017">
                <text:p>11.017</text:p>
              </table:table-cell>
              <table:table-cell office:value-type="float" office:value="1199240">
                <text:p>119924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.4118">
                <text:p>13.4118</text:p>
              </table:table-cell>
              <table:table-cell office:value-type="float" office:value="1201340">
                <text:p>120134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.7113">
                <text:p>15.7113</text:p>
              </table:table-cell>
              <table:table-cell office:value-type="float" office:value="1197850">
                <text:p>119785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.1067">
                <text:p>18.1067</text:p>
              </table:table-cell>
              <table:table-cell office:value-type="float" office:value="1192510">
                <text:p>119251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.3108">
                <text:p>20.3108</text:p>
              </table:table-cell>
              <table:table-cell office:value-type="float" office:value="1183430">
                <text:p>118343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2.6109">
                <text:p>22.6109</text:p>
              </table:table-cell>
              <table:table-cell office:value-type="float" office:value="1172500">
                <text:p>11725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4.9111">
                <text:p>24.9111</text:p>
              </table:table-cell>
              <table:table-cell office:value-type="float" office:value="1159700">
                <text:p>11597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.1158">
                <text:p>27.1158</text:p>
              </table:table-cell>
              <table:table-cell office:value-type="float" office:value="1143180">
                <text:p>114318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.225">
                <text:p>29.225</text:p>
              </table:table-cell>
              <table:table-cell office:value-type="float" office:value="1122930">
                <text:p>112293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1.43">
                <text:p>31.43</text:p>
              </table:table-cell>
              <table:table-cell office:value-type="float" office:value="1102680">
                <text:p>110268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3.4436">
                <text:p>33.4436</text:p>
              </table:table-cell>
              <table:table-cell office:value-type="float" office:value="1080560">
                <text:p>108056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5.6484">
                <text:p>35.6484</text:p>
              </table:table-cell>
              <table:table-cell office:value-type="float" office:value="1062180">
                <text:p>106218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7.7575">
                <text:p>37.7575</text:p>
              </table:table-cell>
              <table:table-cell office:value-type="float" office:value="1043780">
                <text:p>104378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9.9622">
                <text:p>39.9622</text:p>
              </table:table-cell>
              <table:table-cell office:value-type="float" office:value="1027260">
                <text:p>102726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2.0711">
                <text:p>42.0711</text:p>
              </table:table-cell>
              <table:table-cell office:value-type="float" office:value="1010730">
                <text:p>101073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4.2758">
                <text:p>44.2758</text:p>
              </table:table-cell>
              <table:table-cell office:value-type="float" office:value="994200">
                <text:p>9942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6.5759">
                <text:p>46.5759</text:p>
              </table:table-cell>
              <table:table-cell office:value-type="float" office:value="983270">
                <text:p>98327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8.7804">
                <text:p>48.7804</text:p>
              </table:table-cell>
              <table:table-cell office:value-type="float" office:value="968610">
                <text:p>96861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1.0805">
                <text:p>51.0805</text:p>
              </table:table-cell>
              <table:table-cell office:value-type="float" office:value="957680">
                <text:p>95768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3.3806">
                <text:p>53.3806</text:p>
              </table:table-cell>
              <table:table-cell office:value-type="float" office:value="946740">
                <text:p>94674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5.5848">
                <text:p>55.5848</text:p>
              </table:table-cell>
              <table:table-cell office:value-type="float" office:value="935800">
                <text:p>9358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7.8846">
                <text:p>57.8846</text:p>
              </table:table-cell>
              <table:table-cell office:value-type="float" office:value="928590">
                <text:p>92859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0.1845">
                <text:p>60.1845</text:p>
              </table:table-cell>
              <table:table-cell office:value-type="float" office:value="919520">
                <text:p>91952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2.4843">
                <text:p>62.4843</text:p>
              </table:table-cell>
              <table:table-cell office:value-type="float" office:value="912310">
                <text:p>91231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4.8798">
                <text:p>64.8798</text:p>
              </table:table-cell>
              <table:table-cell office:value-type="float" office:value="905100">
                <text:p>9051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7.1795">
                <text:p>67.1795</text:p>
              </table:table-cell>
              <table:table-cell office:value-type="float" office:value="899750">
                <text:p>89975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9.4792">
                <text:p>69.4792</text:p>
              </table:table-cell>
              <table:table-cell office:value-type="float" office:value="892540">
                <text:p>89254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1.7788">
                <text:p>71.7788</text:p>
              </table:table-cell>
              <table:table-cell office:value-type="float" office:value="887190">
                <text:p>88719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.0785">
                <text:p>74.0785</text:p>
              </table:table-cell>
              <table:table-cell office:value-type="float" office:value="881840">
                <text:p>88184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.474">
                <text:p>76.474</text:p>
              </table:table-cell>
              <table:table-cell office:value-type="float" office:value="874640">
                <text:p>87464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8.6781">
                <text:p>78.6781</text:p>
              </table:table-cell>
              <table:table-cell office:value-type="float" office:value="865560">
                <text:p>86556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0.9782">
                <text:p>80.9782</text:p>
              </table:table-cell>
              <table:table-cell office:value-type="float" office:value="854620">
                <text:p>85462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3.2783">
                <text:p>83.2783</text:p>
              </table:table-cell>
              <table:table-cell office:value-type="float" office:value="843690">
                <text:p>84369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5.5783">
                <text:p>85.5783</text:p>
              </table:table-cell>
              <table:table-cell office:value-type="float" office:value="832760">
                <text:p>83276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7.8781">
                <text:p>87.8781</text:p>
              </table:table-cell>
              <table:table-cell office:value-type="float" office:value="825550">
                <text:p>82555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0.1776">
                <text:p>90.1776</text:p>
              </table:table-cell>
              <table:table-cell office:value-type="float" office:value="822060">
                <text:p>82206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2.573">
                <text:p>92.573</text:p>
              </table:table-cell>
              <table:table-cell office:value-type="float" office:value="816720">
                <text:p>81672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4.7769">
                <text:p>94.7769</text:p>
              </table:table-cell>
              <table:table-cell office:value-type="float" office:value="809490">
                <text:p>80949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7.0769">
                <text:p>97.0769</text:p>
              </table:table-cell>
              <table:table-cell office:value-type="float" office:value="800420">
                <text:p>80042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9.2811">
                <text:p>99.2811</text:p>
              </table:table-cell>
              <table:table-cell office:value-type="float" office:value="789480">
                <text:p>78948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1.4854">
                <text:p>101.4854</text:p>
              </table:table-cell>
              <table:table-cell office:value-type="float" office:value="778540">
                <text:p>77854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3.7851">
                <text:p>103.7851</text:p>
              </table:table-cell>
              <table:table-cell office:value-type="float" office:value="771330">
                <text:p>77133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6.0848">
                <text:p>106.0848</text:p>
              </table:table-cell>
              <table:table-cell office:value-type="float" office:value="765980">
                <text:p>76598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8.3844">
                <text:p>108.3844</text:p>
              </table:table-cell>
              <table:table-cell office:value-type="float" office:value="760630">
                <text:p>76063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0.3978">
                <text:p>110.3978</text:p>
              </table:table-cell>
              <table:table-cell office:value-type="float" office:value="740360">
                <text:p>74036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1.646">
                <text:p>111.646</text:p>
              </table:table-cell>
              <table:table-cell office:value-type="float" office:value="705140">
                <text:p>70514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2.3201">
                <text:p>112.3201</text:p>
              </table:table-cell>
              <table:table-cell office:value-type="float" office:value="660550">
                <text:p>66055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2.9943">
                <text:p>112.9943</text:p>
              </table:table-cell>
              <table:table-cell office:value-type="float" office:value="615970">
                <text:p>61597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3.3812">
                <text:p>113.3812</text:p>
              </table:table-cell>
              <table:table-cell office:value-type="float" office:value="569500">
                <text:p>5695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3.9596">
                <text:p>113.9596</text:p>
              </table:table-cell>
              <table:table-cell office:value-type="float" office:value="524900">
                <text:p>5249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4.6337">
                <text:p>114.6337</text:p>
              </table:table-cell>
              <table:table-cell office:value-type="float" office:value="480320">
                <text:p>48032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5.3079">
                <text:p>115.3079</text:p>
              </table:table-cell>
              <table:table-cell office:value-type="float" office:value="435740">
                <text:p>43574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5.9819">
                <text:p>115.9819</text:p>
              </table:table-cell>
              <table:table-cell office:value-type="float" office:value="393010">
                <text:p>39301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6.8476">
                <text:p>116.8476</text:p>
              </table:table-cell>
              <table:table-cell office:value-type="float" office:value="348450">
                <text:p>34845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7.2329">
                <text:p>117.2329</text:p>
              </table:table-cell>
              <table:table-cell office:value-type="float" office:value="322440">
                <text:p>32244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8.0029">
                <text:p>118.0029</text:p>
              </table:table-cell>
              <table:table-cell office:value-type="float" office:value="277870">
                <text:p>27787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8.8685">
                <text:p>118.8685</text:p>
              </table:table-cell>
              <table:table-cell office:value-type="float" office:value="235160">
                <text:p>23516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9.8299">
                <text:p>119.8299</text:p>
              </table:table-cell>
              <table:table-cell office:value-type="float" office:value="192470">
                <text:p>19247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0.8869">
                <text:p>120.8869</text:p>
              </table:table-cell>
              <table:table-cell office:value-type="float" office:value="151650">
                <text:p>15165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2.2312">
                <text:p>122.2312</text:p>
              </table:table-cell>
              <table:table-cell office:value-type="float" office:value="112710">
                <text:p>11271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3.6712">
                <text:p>123.6712</text:p>
              </table:table-cell>
              <table:table-cell office:value-type="float" office:value="75650">
                <text:p>7565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5.3023">
                <text:p>125.3023</text:p>
              </table:table-cell>
              <table:table-cell office:value-type="float" office:value="44180">
                <text:p>4418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7.3157">
                <text:p>127.3157</text:p>
              </table:table-cell>
              <table:table-cell office:value-type="float" office:value="23920">
                <text:p>2392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8.7534">
                <text:p>128.7534</text:p>
              </table:table-cell>
              <table:table-cell office:value-type="float" office:value="14760">
                <text:p>1476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